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OTENTIAL</text:p>
          </table:table-cell>
          <table:table-cell table:style-name="ce1" office:value-type="string" calcext:value-type="string">
            <text:p>ParallelDE1</text:p>
          </table:table-cell>
          <table:table-cell table:style-name="ce1" office:value-type="string" calcext:value-type="string">
            <text:p>ParallelDe2</text:p>
          </table:table-cell>
          <table:table-cell table:style-name="ce1" office:value-type="string" calcext:value-type="string">
            <text:p>ParallelDe4</text:p>
          </table:table-cell>
          <table:table-cell table:style-name="ce1" office:value-type="string" calcext:value-type="string">
            <text:p>ParallelDe5</text:p>
          </table:table-cell>
          <table:table-cell table:style-name="ce1" office:value-type="string" calcext:value-type="string">
            <text:p>ParallelDe10</text:p>
          </table:table-cell>
          <table:table-cell table:style-name="ce1"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1:04:20.249765256</meta:creation-date>
    <dc:date>2023-01-17T11:40:45.980968030</dc:date>
    <meta:editing-duration>PT26M15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